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c60" officeooo:paragraph-rsid="00022c60"/>
    </style:style>
    <style:style style:name="P2" style:family="paragraph" style:parent-style-name="Standard">
      <style:text-properties officeooo:rsid="000267d3" officeooo:paragraph-rsid="000267d3"/>
    </style:style>
    <style:style style:name="P3" style:family="paragraph" style:parent-style-name="Standard">
      <style:text-properties officeooo:rsid="0003cd14" officeooo:paragraph-rsid="0003cd14"/>
    </style:style>
    <style:style style:name="P4" style:family="paragraph" style:parent-style-name="Standard">
      <style:text-properties officeooo:rsid="00056397" officeooo:paragraph-rsid="00056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quoi peut-on dire qu’il va y avoir trés vite des limites au non-alignement ?</text:p>
      <text:p text:style-name="P1"/>
      <text:p text:style-name="P1">Parce que les pays pauvre vont se tourner vers les plus grand pour obtenir des financemant pour soutenir leur developpement.</text:p>
      <text:p text:style-name="P1">En 1964, ils vont obtenir la CNUCED.</text:p>
      <text:p text:style-name="P1"/>
      <text:p text:style-name="P2">Difficultés pour les pays nouvellement indépendant.</text:p>
      <text:p text:style-name="P2"/>
      <text:p text:style-name="P2">Installation de régimes autoritaire</text:p>
      <text:p text:style-name="P2">mouvement qui veulent faire cecetion</text:p>
      <text:p text:style-name="P2"/>
      <text:p text:style-name="P3">économie de rente: c’est une économie ou on exporte nos matière première sans les transformer (ça ne rapporte pas beaucoup d’argent ).</text:p>
      <text:p text:style-name="P3"/>
      <text:p text:style-name="P3">Les pays issu de l’économie de rente dépendent des pays du Nord, ce qui produit en déséquilibre économique trés important ( c’est ce qu’on appelle le néo colonialisme ).</text:p>
      <text:p text:style-name="P3"/>
      <text:p text:style-name="P4">Les pays du sud ne vont pas échapper à la guerre froi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19:51.260920027</meta:creation-date>
    <dc:date>2023-02-08T10:26:30.202342508</dc:date>
    <meta:editing-duration>PT6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9" meta:character-count="721" meta:non-whitespace-character-count="611"/>
  </office:meta>
</office:document-meta>
</file>